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8.629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8.4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w_data_de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NIT</text:p>
          </table:table-cell>
          <table:table-cell table:style-name="Default" office:value-type="string">
            <text:p>MULTIPLIER</text:p>
          </table:table-cell>
          <table:table-cell office:value-type="string">
            <text:p>SYMBOL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Bus Voltage</text:p>
          </table:table-cell>
          <table:table-cell office:value-type="string">
            <text:p>Volts</text:p>
          </table:table-cell>
          <table:table-cell office:value-type="float" office:value="1">
            <text:p>1.0</text:p>
          </table:table-cell>
          <table:table-cell office:value-type="string">
            <text:p>V</text:p>
          </table:table-cell>
          <table:table-cell office:value-type="string">
            <text:p>The supply voltage to the system</text:p>
          </table:table-cell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Amperes</text:p>
          </table:table-cell>
          <table:table-cell office:value-type="float" office:value="1">
            <text:p>1.0</text:p>
          </table:table-cell>
          <table:table-cell office:value-type="string">
            <text:p>A</text:p>
          </table:table-cell>
          <table:table-cell office:value-type="string">
            <text:p>The current being drawn by the load</text:p>
          </table:table-cell>
        </table:table-row>
        <table:table-row table:style-name="ro1">
          <table:table-cell office:value-type="string">
            <text:p>Core Temperature</text:p>
          </table:table-cell>
          <table:table-cell office:value-type="string">
            <text:p>Celsius </text:p>
          </table:table-cell>
          <table:table-cell office:value-type="float" office:value="1">
            <text:p>1.0</text:p>
          </table:table-cell>
          <table:table-cell office:value-type="string">
            <text:p>C</text:p>
          </table:table-cell>
          <table:table-cell office:value-type="string">
            <text:p>The internal temperature of the sensor processor</text:p>
          </table:table-cell>
        </table:table-row>
        <table:table-row table:style-name="ro1">
          <table:table-cell office:value-type="string">
            <text:p>Water level</text:p>
          </table:table-cell>
          <table:table-cell office:value-type="string">
            <text:p>Percent</text:p>
          </table:table-cell>
          <table:table-cell table:style-name="Default" office:value-type="float" office:value="1">
            <text:p>1</text:p>
          </table:table-cell>
          <table:table-cell office:value-type="string">
            <text:p>%</text:p>
          </table:table-cell>
          <table:table-cell office:value-type="string">
            <text:p>The water level</text:p>
          </table:table-cell>
        </table:table-row>
      </table:table>
      <table:table table:name="lw_device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SERIAL_ID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SENSOR</text:p>
          </table:table-cell>
          <table:table-cell office:value-type="string">
            <text:p>Chicken Coop Charger</text:p>
          </table:table-cell>
          <table:table-cell table:style-name="ce2" office:value-type="string">
            <text:p>B7FD8925DDF26551E0539410000A6F44</text:p>
          </table:table-cell>
          <table:table-cell office:value-type="string">
            <text:p>The power monitor <text:s/>on the mobile chicken coop</text:p>
          </table:table-cell>
        </table:table-row>
        <table:table-row table:style-name="ro1">
          <table:table-cell office:value-type="string">
            <text:p>CAPACITY</text:p>
          </table:table-cell>
          <table:table-cell office:value-type="string">
            <text:p>SENSOR</text:p>
          </table:table-cell>
          <table:table-cell office:value-type="string">
            <text:p>Water tank level</text:p>
          </table:table-cell>
          <table:table-cell office:value-type="string">
            <text:p>B7FD978747D8C2ECE0539410000AFC8A</text:p>
          </table:table-cell>
          <table:table-cell office:value-type="string">
            <text:p>Water level monitor for the main water tank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/01/2021</text:date>, <text:time>11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01-02T20:02:43.95</meta:creation-date>
    <dc:date>2021-01-03T11:49:16.98</dc:date>
    <dc:creator>Steve Mayze</dc:creator>
    <meta:editing-duration>PT1H19M54S</meta:editing-duration>
    <meta:editing-cycles>6</meta:editing-cycles>
    <meta:generator>OpenOffice/4.1.6$Win32 OpenOffice.org_project/416m1$Build-9790</meta:generator>
    <meta:document-statistic meta:table-count="3" meta:cell-count="40" meta:object-count="0"/>
  </office:meta>
</office:document-meta>
</file>